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7in"/>
    </style:style>
    <style:style style:name="co20" style:family="table-column">
      <style:table-column-properties fo:break-before="auto" style:column-width="2.0772in"/>
    </style:style>
    <style:style style:name="co21" style:family="table-column">
      <style:table-column-properties fo:break-before="auto" style:column-width="2.9374in"/>
    </style:style>
    <style:style style:name="co22" style:family="table-column">
      <style:table-column-properties fo:break-before="auto" style:column-width="2.4535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number-columns-repeated="4" table:default-cell-style-name="ce17"/>
        <table:table-column table:style-name="co3" table:number-columns-repeated="245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 table:number-rows-repeated="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 table:number-rows-repeated="2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 table:number-rows-repeated="7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 table:number-rows-repeated="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 table:number-rows-repeated="9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</table:table>
      <table:table table:name="Check_List" table:style-name="ta3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number-columns-repeated="251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 table:number-rows-repeated="6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 table:number-rows-repeated="44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 table:number-rows-repeated="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</table:table>
      <table:table table:name="Nag_Screen" table:style-name="ta5" table:print="false">
        <office:forms form:automatic-focus="false" form:apply-design-mode="false"/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number-columns-repeated="6" table:default-cell-style-name="ce24"/>
        <table:table-column table:style-name="co7" table:number-columns-repeated="241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7">
            <text:p>7</text:p>
          </table:table-cell>
          <table:table-cell table:style-name="ce108" table:formula="of:=COUNTIF([.L$7:.L$885];[.$J1])" office:value-type="float" office:value="7">
            <text:p>7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3">
            <text:p>3</text:p>
          </table:table-cell>
          <table:table-cell table:style-name="ce108" table:formula="of:=COUNTIF([.L$7:.L$885];[.$J2])" office:value-type="float" office:value="3">
            <text:p>3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1">
            <text:p>1</text:p>
          </table:table-cell>
          <table:table-cell table:style-name="ce108" table:formula="of:=COUNTIF([.L$7:.L$885];[.$J5])" office:value-type="float" office:value="1">
            <text:p>1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001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002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N/A</text:p>
          </table:table-cell>
          <table:table-cell table:style-name="ce71" office:value-type="string">
            <text:p>Cannot find 'Dismiss' link</text:p>
          </table:table-cell>
          <table:table-cell table:number-columns-repeated="242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003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003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004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004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08</text:p>
          </table:table-cell>
          <table:table-cell table:number-columns-repeated="242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005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005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006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09</text:p>
          </table:table-cell>
          <table:table-cell table:number-columns-repeated="242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006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Failed</text:p>
          </table:table-cell>
          <table:table-cell office:value-type="string">
            <text:p>TESTVN-5709</text:p>
          </table:table-cell>
          <table:table-cell table:number-columns-repeated="242"/>
        </table:table-row>
        <table:table-row table:style-name="ro5" table:number-rows-repeated="7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 table:number-rows-repeated="7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 table:number-rows-repeated="41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 table:number-rows-repeated="53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 table:number-rows-repeated="4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number-columns-repeated="6" table:default-cell-style-name="ce24"/>
        <table:table-column table:style-name="co7" table:number-columns-repeated="241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2">
            <text:p>2</text:p>
          </table:table-cell>
          <table:table-cell table:style-name="ce108" table:formula="of:=COUNTIF([.L$7:.L$885];[.$J1])" office:value-type="float" office:value="2">
            <text:p>2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12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 office:value-type="string">
            <text:p>Tester</text:p>
          </table:table-cell>
          <table:table-cell table:style-name="ce110" office:value-type="string">
            <text:p>IE7</text:p>
          </table:table-cell>
          <table:table-cell table:style-name="ce110" office:value-type="string">
            <text:p>FireFox3.5</text:p>
          </table:table-cell>
          <table:table-cell table:style-name="ce110" office:value-type="string">
            <text:p>Comment/Bug</text:p>
          </table:table-cell>
          <table:table-cell table:style-name="ce110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001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 table:number-rows-repeated="3">
          <table:table-cell table:number-columns-repeated="2"/>
          <table:table-cell table:style-name="ce82"/>
          <table:table-cell table:number-columns-repeated="252"/>
        </table:table-row>
        <table:table-row table:style-name="ro5" table:number-rows-repeated="60">
          <table:table-cell table:number-columns-repeated="255"/>
        </table:table-row>
        <table:table-row table:style-name="ro5" table:number-rows-repeated="53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 table:number-rows-repeated="4">
          <table:table-cell table:style-name="Default" table:number-columns-repeated="14"/>
          <table:table-cell table:number-columns-repeated="241"/>
        </table:table-row>
        <table:table-row table:style-name="ro5" table:number-rows-repeated="2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/08/2012</text:date>, <text:time>10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8-08T10:17:43</dc:date>
    <meta:editing-cycles>446</meta:editing-cycles>
    <meta:editing-duration>PT130H57M15S</meta:editing-duration>
    <dc:creator>exoplatform </dc:creator>
    <meta:document-statistic meta:table-count="5" meta:cell-count="324" meta:object-count="2"/>
    <meta:user-defined meta:name="Info 1"/>
    <meta:user-defined meta:name="Info 2"/>
    <meta:user-defined meta:name="Info 3"/>
    <meta:user-defined meta:name="Info 4"/>
  </office:meta>
</office:document-meta>
</file>